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6pt" fo:font-weight="normal" officeooo:rsid="0239975b" officeooo:paragraph-rsid="0239975b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6pt" fo:font-weight="normal" officeooo:rsid="02339537" officeooo:paragraph-rsid="02339537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ize="16pt" fo:font-weight="normal" officeooo:rsid="02345864" officeooo:paragraph-rsid="02345864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6pt" fo:font-weight="normal" officeooo:rsid="0235be51" officeooo:paragraph-rsid="0235be51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6pt" fo:font-weight="normal" officeooo:rsid="023779f0" officeooo:paragraph-rsid="023779f0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ize="16pt" fo:font-weight="normal" officeooo:rsid="0238cd40" officeooo:paragraph-rsid="0238cd40" style:font-size-asian="16pt" style:font-weight-asian="normal" style:font-size-complex="16pt" style:font-weight-complex="normal"/>
    </style:style>
    <style:style style:name="P10" style:family="paragraph" style:parent-style-name="Preformatted_20_Text">
      <style:paragraph-properties fo:margin-top="0cm" fo:margin-bottom="0cm" loext:contextual-spacing="false"/>
      <style:text-properties fo:font-size="16pt" fo:font-weight="normal" officeooo:rsid="02345864" officeooo:paragraph-rsid="02345864" style:font-size-asian="16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23c86e2" officeooo:paragraph-rsid="023c86e2" style:font-size-asian="18pt" style:font-weight-asian="bold" style:font-size-complex="18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6pt" fo:font-weight="normal" officeooo:rsid="022d64f4" officeooo:paragraph-rsid="02138ae9" style:font-size-asian="16pt" style:font-weight-asian="normal" style:font-size-complex="16pt" style:font-weight-complex="normal"/>
    </style:style>
    <style:style style:name="P14" style:family="paragraph" style:parent-style-name="Text_20_body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16pt" fo:font-weight="normal" officeooo:paragraph-rsid="02339537" style:font-size-asian="16pt" style:font-weight-asian="normal" style:font-size-complex="16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32c19f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17T01:18:09.724779299</dc:date>
    <meta:editing-duration>P1DT4H58M13S</meta:editing-duration>
    <meta:editing-cycles>29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